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b62cd"/>
    </style:style>
    <style:style style:name="P3" style:family="paragraph" style:parent-style-name="Standard">
      <style:paragraph-properties fo:text-align="start" style:justify-single-word="false"/>
      <style:text-properties officeooo:rsid="002054c9" officeooo:paragraph-rsid="002054c9"/>
    </style:style>
    <style:style style:name="P4" style:family="paragraph" style:parent-style-name="Standard">
      <style:paragraph-properties fo:text-align="start" style:justify-single-word="false"/>
      <style:text-properties officeooo:rsid="0020e2ea" officeooo:paragraph-rsid="0020e2ea"/>
    </style:style>
    <style:style style:name="P5" style:family="paragraph" style:parent-style-name="Standard">
      <style:paragraph-properties fo:text-align="start" style:justify-single-word="false"/>
      <style:text-properties officeooo:rsid="0021afce" officeooo:paragraph-rsid="0021afce"/>
    </style:style>
    <style:style style:name="P6" style:family="paragraph" style:parent-style-name="Standard">
      <style:paragraph-properties fo:text-align="start" style:justify-single-word="false"/>
      <style:text-properties fo:font-style="normal" style:font-style-asian="normal"/>
    </style:style>
    <style:style style:name="P7" style:family="paragraph" style:parent-style-name="Standard">
      <style:paragraph-properties fo:text-align="start" style:justify-single-word="false"/>
      <style:text-properties officeooo:rsid="0029006b" officeooo:paragraph-rsid="0029006b"/>
    </style:style>
    <style:style style:name="P8" style:family="paragraph" style:parent-style-name="Standard" style:master-page-name="Standard">
      <style:paragraph-properties fo:text-align="center" style:justify-single-word="false" style:page-number="1"/>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officeooo:paragraph-rsid="002f5b20"/>
    </style:style>
    <style:style style:name="P10" style:family="paragraph" style:parent-style-name="Standard">
      <style:paragraph-properties fo:text-align="start" style:justify-single-word="false"/>
      <style:text-properties officeooo:paragraph-rsid="003031b3"/>
    </style:style>
    <style:style style:name="P11" style:family="paragraph" style:parent-style-name="Standard">
      <style:paragraph-properties fo:text-align="start" style:justify-single-word="false"/>
      <style:text-properties officeooo:rsid="002f5b20" officeooo:paragraph-rsid="002f5b20"/>
    </style:style>
    <style:style style:name="P12" style:family="paragraph" style:parent-style-name="Standard">
      <style:paragraph-properties fo:text-align="start" style:justify-single-word="false"/>
      <style:text-properties officeooo:rsid="002f5b20" officeooo:paragraph-rsid="003031b3"/>
    </style:style>
    <style:style style:name="P13" style:family="paragraph" style:parent-style-name="Standard">
      <style:paragraph-properties fo:text-align="start" style:justify-single-word="false"/>
      <style:text-properties officeooo:rsid="003031b3" officeooo:paragraph-rsid="003031b3"/>
    </style:style>
    <style:style style:name="T1" style:family="text">
      <style:text-properties fo:font-style="normal" style:font-style-asian="normal"/>
    </style:style>
    <style:style style:name="T2" style:family="text">
      <style:text-properties officeooo:rsid="002054c9"/>
    </style:style>
    <style:style style:name="T3" style:family="text">
      <style:text-properties officeooo:rsid="0021afce"/>
    </style:style>
    <style:style style:name="T4" style:family="text">
      <style:text-properties officeooo:rsid="00237d7c"/>
    </style:style>
    <style:style style:name="T5" style:family="text">
      <style:text-properties officeooo:rsid="0024643d"/>
    </style:style>
    <style:style style:name="T6" style:family="text">
      <style:text-properties officeooo:rsid="00263238"/>
    </style:style>
    <style:style style:name="T7" style:family="text">
      <style:text-properties officeooo:rsid="0027525e"/>
    </style:style>
    <style:style style:name="T8" style:family="text">
      <style:text-properties officeooo:rsid="0029006b"/>
    </style:style>
    <style:style style:name="T9" style:family="text">
      <style:text-properties officeooo:rsid="00299424"/>
    </style:style>
    <style:style style:name="T10" style:family="text">
      <style:text-properties officeooo:rsid="002b62cd"/>
    </style:style>
    <style:style style:name="T11" style:family="text">
      <style:text-properties officeooo:rsid="002cf184"/>
    </style:style>
    <style:style style:name="T12" style:family="text">
      <style:text-properties officeooo:rsid="002d6841"/>
    </style:style>
    <style:style style:name="T13" style:family="text">
      <style:text-properties officeooo:rsid="002da20c"/>
    </style:style>
    <style:style style:name="T14" style:family="text">
      <style:text-properties officeooo:rsid="002f5b20"/>
    </style:style>
    <style:style style:name="T15" style:family="text">
      <style:text-properties officeooo:rsid="003031b3"/>
    </style:style>
    <style:style style:name="T16" style:family="text">
      <style:text-properties officeooo:rsid="0030eb57"/>
    </style:style>
    <style:style style:name="T17" style:family="text">
      <style:text-properties officeooo:rsid="0032b6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ython 101 – Lesson 1</text:p>
      <text:p text:style-name="P1"/>
      <text:p text:style-name="P1">[slide: title]</text:p>
      <text:p text:style-name="P1">Hi there, welcome to the Retro Desk. I’m Matt Heffernan. This is the second lesson of my newest tutorial series for people to learn programming using the python language. This tutorial is for absolute beginners, no experience necessary, but if you haven’t watched the first lesson, you’ll want to stop right here and go watch that if you have never programmed before.</text:p>
      <text:p text:style-name="P1"/>
      <text:p text:style-name="P1">[slide: What did we learn last time?]</text:p>
      <text:p text:style-name="P1">In that first lesson <text:span text:style-name="T4">[build]</text:span> we learned the foundations of what programming is and how to use the python language <text:span text:style-name="T4">[build] </text:span>and tools like the Thonny integrated development environment to write and run code. <text:span text:style-name="T4">[build] </text:span>We made our first program using the print function and learned how to make text appear in the shell. <text:span text:style-name="T4">[build] </text:span>We learned about variables and types, specifically numbers and strings. <text:span text:style-name="T4">[build] </text:span>And we learned how to write our own function. We’re still just starting out, so we’ll review these concepts as we go.</text:p>
      <text:p text:style-name="P1"/>
      <text:p text:style-name="P1">[slide: What is Input?]</text:p>
      <text:p text:style-name="P1">We saw how the print function outputs text to the shell, meaning that the string you pass to it will appear when the function is called. But programs don’t have to just output text, they can input text as well, <text:span text:style-name="T5">[build] </text:span>meaning you can type something in and the program will read it and do something with that input. Appropriately enough, <text:span text:style-name="T5">[build] </text:span>python has a built-in function called “input” to do just that. When you call “input”, <text:span text:style-name="T5">[build]</text:span> it stops the program and waits for the user to type something. When the user hits the Enter key, <text:span text:style-name="T5">[build] </text:span>the function will return a string containing the text the user typed before hitting Enter. So, you can use the print function to prompt the user to type something, and then the input function to read it. Then you can take that string that “input” returns and use it for something else. The best way to see how that works is to write a quick program.</text:p>
      <text:p text:style-name="P1"/>
      <text:p text:style-name="P1">[cut to Thonny]</text:p>
      <text:p text:style-name="P1">Let’s start writing our code here in the text editor of Thonny. For our prompt, we’ll have our program ask the user’s name by simply printing “What is your name?”. Then we want the program to pause and show a cursor for the user to type their name. This is what the “input” function will do. But to get the text the user types, we’ll need the return value of the input function, so we’ll just call that “name” and then “= input()”, which will make “name” become a string variable. Now we can do all sorts of stuff with that string, but all we’ve learned so far is how to combine strings into longer strings and print them. So, we’ll do just that. We call the print function again, and this time pass it a string that states the obvious: “Your name is “ and then we add the name that the user just typed. As we learned in the first lesson, this is called concatenation, and when you add strings together, they just make a longer string. Strings are just sequences of characters, so the concatenated string will have all the characters of the first string, then the characters of the second string right after them.</text:p>
      <text:p text:style-name="P1"/>
      <text:p text:style-name="P1">Now that we have our program written, we can run it right here in the Thonny shell by clicking the Run button. As expected, we get the prompt text from the first line of our program, and then a cursor below it. Now we can type our name, and hit Enter, and there we go. Now we know our own name.</text:p>
      <text:p text:style-name="P1"/>
      <text:p text:style-name="P1">[cut to slide: What is Parsing?]</text:p>
      <text:p text:style-name="P1">So just printing input back to the user isn’t very interesting. Usually, a program will need to interpret the string that is returned by the input function. <text:span text:style-name="T6">[build] </text:span><text:span text:style-name="T5">This is called “parsing”. </text:span>In our program, we just expected the input to be a name, and we just printed out the whole thing as it was typed in. We didn’t try to change the string in any way, other than adding to the end of another string. But what if we <text:soft-page-break/>expected a number and not a name? The input function always returns a string, <text:span text:style-name="T6">[build] </text:span>so if we needed a number, we would need to convert that string into a number if we needed to do any math with it. In our first lesson, <text:span text:style-name="T6">[build] </text:span>we used the “str” function to convert a number to a string. Now, we want to go the other way. If we expect a string to contain an integer value, that is just a whole number with no decimal point, <text:span text:style-name="T6">[build]</text:span> we can use the “int” function. Like the “str” function, the “int” function will try to interpret whatever you pass into it as an integer and return it as an integer number. A good way to see how this works is by using the shell.</text:p>
      <text:p text:style-name="P1"/>
      <text:p text:style-name="P1">[Cut to Thonny]</text:p>
      <text:p text:style-name="P1">If we just call the input function in the shell, it will give us the cursor, then we type something in and hit enter, then the shell prints out the return value of the function call, which is the string we typed. We can see that it’s a string because the shell puts it in quotes. So even if we call input again and this time we type a number, the return value is still a string, in quotes. That means python doesn’t interpret it as a number, just a sequence of characters that happen to be number characters. So let’s call input one more time, but this time we’ll assign the return value to a variable, and we’ll call it “age”, so “age = input()” and hit Enter. Now at the prompt, we’ll type another number. Now we don’t see it printed back to us as a string because that string has been assigned to the variable we called “age”. So if we type “age” and hit enter, the shell will show us the value, which is that same number we typed. Now if we wanted to just add one to age to celebrate an imaginary birthday, we can try typing “age + 1” and hitting Enter. Just like in our last lesson, we get a type error telling us we can’t concatenate a string with an integer. We need to either do a string concatenation like we did earlier with the name, or do integer math, which is our intention now. So, if we call the “int” function and pass in the “age” variable, we now get a number and not a string. We can see it’s a number because it doesn’t have quotes around it anymore. So now, let’s do the actual math and type in “int(age) + 1” and finally python is letting us celebrate our birthday.</text:p>
      <text:p text:style-name="P1"/>
      <text:p text:style-name="P1">Let’s go back up to our program and apply what we’ve learned. Let’s print out another prompt and ask another personal question. We’ll do “print(“What is your age?”)” and then on the next line get the user to type an answer in, this time assigning it to a variable named “age”, just like we did in the shell. So we again do “age = input()” and this will give us a string variable containing the user’s age after they type it in and hit Enter. So now we want to do some math, so we define another variable called “nextage” and assign that the integer value of “age” plus 1, just like we did earlier in the shell, but now the result will be in a variable. Unlike the “age” variable, the “nextage” variable is an integer, not a string, because we assigned it an integer expression. That means when we convert a string to an integer and add it to another integer, that will produce yet another integer. <text:s/>So if we want to print “nextage” out to the user, we’ll need to convert it to a string. So our last line will be “print(“You will be “ + str(nextage) + “ on your next birthday”)”. Here we can see that we are concatenating three strings together, the first part of the message, then the new age we calculated converted to a string, and then another string to complete the message. We can build strings of any length like this, piecing together as many fragments as we want, not just two or three.</text:p>
      <text:p text:style-name="P1"/>
      <text:p text:style-name="P1">So now let’s run it. Like before, we type in our name and get that repeated back to us, but now a new prompt under that to enter our age. So we do that, hit enter, and now we get our new message. Note that we have spaces around the new age in the message. That’s because we made sure to leave a trailing space after the first string fragment, and a leading space before the third fragment when we called “print” that last time. Python won’t know to put spaces like that in automatically, and maybe you don’t want the same in some cases, so it’s up to you to format your strings in the way you want them.</text:p>
      <text:p text:style-name="P1"/>
      <text:p text:style-name="P1">[Cut back to slide “What is Parsing?”]</text:p>
      <text:p text:style-name="P1"><text:soft-page-break/>So now <text:span text:style-name="T7">we have </text:span>added <text:span text:style-name="T7">parsing </text:span>to our program, which means <text:span text:style-name="T7">we are </text:span>processing a string to get new values out of it. That may just be a single integer, like in our program’s case, but it may be more complex, and have multiple values in a single string that need to be pulled out. We’ll be going over more of that in later episodes. One big thing to understand is that parsing depends on the string being in the correct format for the value you are expecting to get. In this case, if the user typed something that wasn’t an integer, we’d have a problem. Let’s go back and run this program again.</text:p>
      <text:p text:style-name="P1"/>
      <text:p text:style-name="P1">[Cut to Thonny]</text:p>
      <text:p text:style-name="P1">Ok, we’ll type another name in. Because we aren’t doing any parsing of the name, it can contain anything, so we’ll just put in garbage by wiping our hand across the keyboard and then hitting Enter. No problem there, our program just prints that garbage back to us. Now when we get prompted for an age, let’s have a little brain fart and put in our name.</text:p>
      <text:p text:style-name="P1"/>
      <text:p text:style-name="P1">Ooh, python didn’t like that. Our program crashed on that input. Python says we had an “invalid literal” for the “int” function. Apparently “Matt” isn’t a number. So how do we prevent this from happening?</text:p>
      <text:p text:style-name="P1"/>
      <text:p text:style-name="P1">[Cut to slide: What’s an Object?]</text:p>
      <text:p text:style-name="P2">Python is what is called an “object-oriented” language, <text:span text:style-name="T8">[build] </text:span>meaning that everything in a program is an object. But what does that mean? We’ve dealt with two types so far, strings <text:span text:style-name="T9">and integers,</text:span> and used built-in python functions to work with them. <text:span text:style-name="T10">[build] </text:span>But <text:span text:style-name="T10">strings</text:span> and <text:span text:style-name="T10">integers</text:span> are really objects of classes called “str” <text:span text:style-name="T10">and “int”</text:span>. But what’s a class? <text:span text:style-name="T10">[build] </text:span>Just like in the real world, a class in python is a general type of object that tells us what we can expect of it.</text:p>
      <text:p text:style-name="P1"/>
      <text:p text:style-name="P7">[Cut to slide: What’s a Class?]</text:p>
      <text:p text:style-name="P1">Let’s get away from integers and strings and talk about something a little more tangible, but still simple. Consider a square. <text:span text:style-name="T11">[build]</text:span> The name “square” is a class of shape, and it tells us certain things to expect about the shape, <text:span text:style-name="T11">[build] </text:span>like that it has four equal sides <text:span text:style-name="T11">[build]</text:span> and four equal internal angles. What can vary about squares are <text:span text:style-name="T11">[build]</text:span> the lengths of the sides, <text:span text:style-name="T11">[build] </text:span>and maybe other things like their color. So “square” is the name of the class, and then individual squares can have different sizes and colors. These are objects of the “square” class, and we could give them creative names, <text:span text:style-name="T11">[build] </text:span>like “square1” and “square2”. So square1 has sides that are 3 units long and its color is red, and square2 has sides that are 2 units long and its color is blue. So here we have defined two square objects and given them the expected attributes of side length and color. So besides attributes, objects can also have methods that use these attributes to do something. If we want to find the area of a square, we need to multiply the side length with itself – that’s why it’s called squaring! So the “square” class can have the attribute “side<text:span text:style-name="T11">_</text:span>length” and a method called “area” that would calculate the square’s area and return it. So that method is the same for any square, it can be defined once for the “square” class and get called for any square object. In python, we access attributes and methods for objects in the same way, <text:span text:style-name="T12">[build] </text:span>by having a dot after the name of the object variable followed by the name of the attribute or the method. Attributes themselves are little objects in their own right that are part of the larger object. <text:span text:style-name="T13">[build]</text:span> Methods, however, are functions, so they need to be called like functions with parentheses and possibly arguments. For the area method, we have all we need in the “side<text:span text:style-name="T11">_</text:span>length” attribute, so it doesn’t need any arguments, it should just return the value of “side<text:span text:style-name="T11">_</text:span>length” times “side<text:span text:style-name="T11">_</text:span>length”. In a future lesson we’ll learn how to define our own classes like this, but for now we’re just going to learn how to use the built-in classes we’ve already learned about.</text:p>
      <text:p text:style-name="P1"/>
      <text:p text:style-name="P1">[slide: “What is the “str” class?]</text:p>
      <text:p text:style-name="P1">First, we’re going to look more closely at the string class, which is called “str”. That’s why the built-in function “str” is called that, and it’s really not just a function, technically. I know I’ve called it that, <text:soft-page-break/>because it works exactly like one, <text:span text:style-name="T13">[build] </text:span>except that it is really a constructor method. So what’s a constructor? <text:span text:style-name="T13">[build] </text:span>That’s a method that you use to create an object of a class. Now, strings are a special built-in type for python, <text:span text:style-name="T13">[build] </text:span>so we can just put a literal string in quotes and assign it to a variable and that will create a new string. <text:span text:style-name="T13">[build] </text:span>But the “str” function is doing the same thing, except that you can pass it something that isn’t necessarily a string and get a new string based on that argument. Once you have a string object, you can call a whole set of methods on it. <text:span text:style-name="T13">[build] </text:span>One of those is called “isdigit”, which returns a Boolean value. But what’s a Boolean value? <text:span text:style-name="T13">[build] </text:span>That just means it is True or False. <text:span text:style-name="T13">[build] </text:span>So if a string has only digits in it, then “isdigit” will return True. <text:span text:style-name="T13">[build] </text:span>If it contains any characters that aren’t digits then, it will return False. Let’s give this a try in the shell.</text:p>
      <text:p text:style-name="P1"/>
      <text:p text:style-name="P1">[Cut to Thonny]</text:p>
      <text:p text:style-name="P1">Ok, let’s define the “age” variable to be a new string. We’ll use that str constructor and pass in an integer, and that should return a string with the digits for that number in the string and nothing else. So if we just type “age” at the next prompt, we’ll see the value, which is a string with just digits in it. We can confirm this by calling the “isdigit” method on it, which we call by typing “age.isdigit()” and hit Enter, and then the shell shows us the return value True with a capital T and no quotes. That’s how we know this is a Boolean value and not a string that just says “True”. Now let’s reassign “age” to be something else, like the name we put in the last time we ran our program. Now we see that “isdigit” returns False, again with no quotes. This is a Boolean return value indicating that this string doesn’t contain only digits. We have letters instead. In python we can also have an empty string, which would just be a pair of quotes with nothing between them. So if “age” is an empty string, calling “isdigit” will return False again because it doesn’t contain any digits. For it to return True, the string needs to contain at least one digit and nothing other than digits. So if a string is only digits, then we can parse it into an integer without seeing that error. But how do we avoid that error?</text:p>
      <text:p text:style-name="P1"/>
      <text:p text:style-name="P1">[Cut to slide “What’s an If Statement?” <text:span text:style-name="T14">#1</text:span>]</text:p>
      <text:p text:style-name="P9">If we want to have our program do something different based on what’s going on while it’s running, <text:span text:style-name="T14">[build]c</text:span>we can use what’s called an “if statement”. <text:span text:style-name="T14">[build] </text:span>Python sees “if” as a special keyword that needs to be followed by a Boolean expression. But what’s a Boolean expression? That’s just a statement that can be True or False. </text:p>
      <text:p text:style-name="P9"/>
      <text:p text:style-name="P11">[Cut to slide “What’s an If Statement?” #2]</text:p>
      <text:p text:style-name="P9">Like “3 &gt; 2” is a True statement, so if we say “if 3 &gt; 2” we know that whatever follows will happen. </text:p>
      <text:p text:style-name="P9"/>
      <text:p text:style-name="P11">[Cut to slide “What’s an If Statement?” #3]</text:p>
      <text:p text:style-name="P10">In python we need to put a color after the Boolean expression <text:span text:style-name="T15">[build] </text:span>and then the next line needs to be indented, just like when we define a function. But now we aren’t writing a function, just some code that will only be run when the condition of the if statement is True. <text:span text:style-name="T15">[build] </text:span>So we could print something like “Yes, 3 is greater than 2” and know what we are going to see it happen when we run the code. </text:p>
      <text:p text:style-name="P10"/>
      <text:p text:style-name="P12">[Cut to slide “What’s an If Statement?” #<text:span text:style-name="T15">4</text:span>]</text:p>
      <text:p text:style-name="P10">But usually this expression is going to have variables that we don’t know the value of, like something we got from user input. So we could say there’s a number variable named “x” </text:p>
      <text:p text:style-name="P10"/>
      <text:p text:style-name="P13">[Dissolve<text:span text:style-name="T14"> to slide “What’s an If Statement?” #</text:span>5<text:span text:style-name="T14">]</text:span></text:p>
      <text:p text:style-name="P10">and we could then replace 3 with x in the code and now we have an if statement that may or may not</text:p>
      <text:p text:style-name="P10"/>
      <text:p text:style-name="P13">[Dissolve<text:span text:style-name="T14"> to slide “What’s an If Statement?” #</text:span>6<text:span text:style-name="T14">]</text:span></text:p>
      <text:p text:style-name="P10"><text:soft-page-break/>print the message based on the value of x. If x is 4, then we would see the message. If x is 1, we will not. So we want to do the same thing in our code, except instead of a numerical comparison, </text:p>
      <text:p text:style-name="P10"/>
      <text:p text:style-name="P13">[Dissolve<text:span text:style-name="T14"> to slide “What’s an If Statement?” #</text:span>7<text:span text:style-name="T14">]</text:span></text:p>
      <text:p text:style-name="P10">we’re going to call the “isdigit” method that returns a Boolean value, so we don’t need to compare it to anything, we can make the method call the whole condition, and then a colon, <text:span text:style-name="T15">[build] </text:span>and put our message inside that if statement where we know that the age entered is a valid integer and not something crazy like a name and we can avoid the error. Let’s try that right now.</text:p>
      <text:p text:style-name="P1"/>
      <text:p text:style-name="P1">[Cut to Thonny]</text:p>
      <text:p text:style-name="P1">So before we <text:span text:style-name="T2">try to parse “age” into an integer</text:span>, let’s start our if statement, and use “age.isdigit()” as the condition and finish with a colon. Now we want that next <text:span text:style-name="T2">two </text:span>line<text:span text:style-name="T2">s</text:span> to be indented so <text:span text:style-name="T2">they</text:span> only get called when “isdigit” returns True, and that should do it. Let’s try running again.</text:p>
      <text:p text:style-name="P1"/>
      <text:p text:style-name="P1">First, we’ll play nice with the program and type in our name first, and then a real age. And we get our next age like we expected. Now let’s go off the rails and put in garbage. OK, so garbage for the name, and garbage for the age where we have a bunch of non-digits, and we don’t get the last message, but we don’t get that error, either, and our program doesn’t crash. That’s a big improvement! <text:span text:style-name="T2">But we still leave the user without any explanation of what happened, so we should really print something when the age isn’t a valid number. But how can we do that?</text:span></text:p>
      <text:p text:style-name="P1"/>
      <text:p text:style-name="P3">[Cut to slide: What’s an Else Statement?]</text:p>
      <text:p text:style-name="P3">The “if” keyword has a little friend in python named “else”. <text:span text:style-name="T16">[build] </text:span>After an if statement, we can immediately follow it with an else statement that can be run if the “if” condition was false. <text:span text:style-name="T16">[build] </text:span>Let’s say x is not greater than 2, what then? <text:span text:style-name="T16">[build] </text:span>If we place “else” at the same indentation as “if”, followed by a colon, we can start another block of code to be run when x is not greater than 2. That code will need to be indented just like the code under the if statement, <text:span text:style-name="T16">[build] </text:span>and here we can print the insightful message “x is not greater than 2”. Now, when this code is run, depending on the value of x, we will see one of these messages printed, but never both. Let’s try adding an “else” statement to our program in Thonny.</text:p>
      <text:p text:style-name="P3"/>
      <text:p text:style-name="P3">[Cut to Thonny]</text:p>
      <text:p text:style-name="P4">On the next line, we go back to the far left and type “else” directly under “if”, and then a colon. Hitting enter will automatically indent for us as the colon means we are starting a new block of code and it should be indented. Now we just want to print our own error message telling the user what happened. We can even be polite and say “Sorry, “ and then have the original string they typed in for “age” and then “ is not a whole number.” And then the program is done and the user at least can see why they didn’t get their expected response. Let’s try running it again.</text:p>
      <text:p text:style-name="P4"/>
      <text:p text:style-name="P4">We’ll do another happy path and type in a name, and then a valid age, and now we see the birthday message. Ok, let’s go back an put in garbage. Are name is whatever, and our age is just some random characters, and now we see that our random string is not a whole number. So now we are getting useful information each time we run the program and nothing is crashing. Let’s take a moment and review what we’ve learned so far this lesson.</text:p>
      <text:p text:style-name="P4"/>
      <text:p text:style-name="P4">[Cut to: <text:span text:style-name="T4">Review Time!</text:span>]</text:p>
      <text:p text:style-name="P4">We learned about the built-in function “input” <text:span text:style-name="T17">[build] </text:span>and how we can use it to let the user type in something while the program is running. <text:span text:style-name="T17">[build] </text:span>We learned how to parse a string by using the “int” function. <text:span text:style-name="T17">[build]</text:span> We also learned that “int” and “str” are really built-in classes and the functions with <text:soft-page-break/>those names are really constructor methods to create new integer and string objects. <text:span text:style-name="T17">[build] </text:span>We also learned that classes can have attributes and methods that can be used with objects of those classes, <text:span text:style-name="T17">[build] </text:span>like the “isdigit” method can can be called on a string to see if it just contains number characters. <text:span text:style-name="T17">[build] </text:span>We learned that a Boolean value is either True or False, and that calling isdigit on a string will give us a Boolean return value. <text:span text:style-name="T17">[build] </text:span>We learned that we can use a Boolean value or expression for the condition of an “if” statement, and that an “else” statement can be used to define an alternative block of code to run when the condition of the “if” statement is False. Yep, that’s a lot, but each thing is a pretty simple concept, and we’re going to get deeper on them as we go through this tutorial in later episodes. <text:span text:style-name="T3">If you’re feeling a bit lost, you can just go back to the chapter of the video you want to see again, or maybe even go back to a chapter of the last video and go over that again. Remember, you are in control of the pace you are learning!</text:span></text:p>
      <text:p text:style-name="P4"/>
      <text:p text:style-name="P5">[Cut to slide: “What are the other built-in types?”]</text:p>
      <text:p text:style-name="P5">So far we have learned about three built-in types in python: strings, integers and Boolean values. We also learned that strings are objects of the “str” class and integers are objects of the “int” class, and we’ve used the constructors of both of them now“What are the other built-in types?” to convert values between these two types. Boolean values are actually objects of the “bool” class, and it also has a constructor method. You can pass it any value, and python will say whether it can be interpreted as True or False. It’s not always obvious what is True or False, so a good way to test that is in the shell.</text:p>
      <text:p text:style-name="P5"/>
      <text:p text:style-name="P5">[Cut to Thonny]</text:p>
      <text:p text:style-name="P5">Ok, if we just call the “bool” constructor without any arguments, we get a return value of False. Because as far as python is concerned, nothing isn’t anything, so it has a Boolean value of False. This may seem strange now, but this is a very valuable part of the language that we’ll make use of another time. Let’s try passing in an integer into “bool”, like 42. Hey, now we get a value of True! Maybe 42 is the answer to everything. Just to make sure, let’s try another number. Ok, so 57 is True as well. What about zero? Ah, zero is nothing, so the Boolean value of zero is False. Integers can be negative, so is less than nothing still nothing? Nope, only zero is truly nothing, so the only integer that can have a False Boolean value is zero. This is also very useful in python, as we will see in the near future. But what about strings? We used the “int” constructor to convert strings into integers if they are made of digits. What about the string “True”? Yep, that’s True as we expected. So, “False” must be False, right? Ah, no. The string “False” isn’t nothing, it has 5 characters in it, which is something. What if we pass an empty string, just a pair of quotes with nothing in between? Aha, yes, an empty string is nothing so it is False. The only way to pass something into the “bool” constructor and get False is to pass the literal Boolean value False, with a capital F and no quotes. And we can pass in a literal True, and get True, note again a capital T and no quotes. You could also pass in a Boolean expression, like 2 &gt; 3, and yes it’s False. But of course, we don’t need to pass Boolean values and expressions into the “bool” constructor, they are already bools, so we can just type them into the shell prompt, like False, or “2 &gt; 3”, or “3 &gt; 2”, which of course is True. So we can play around will all of these types by using their constructors to make new objects, but what if we just want to know what type of object we are dealing with? For that python has a built-in function called “type”, and we can pass it any value, or variable name or expression, and get what the type of it is, what class it belongs to. So, the type of True is Boolean, so it is an object of the “bool” class. Same goes for a Boolean expression, the type of “3 &gt; 2” is also a “bool”. But the type of just 3 is “int”. If we put quotes around the 3, it’s now a String, an object of the “str” class. But what’s the type of 3.2? Aha, a new built-in class: “float”. So what does that mean?</text:p>
      <text:p text:style-name="P5"/>
      <text:p text:style-name="P5">[Cut back to “What are the other built-in types?”]</text:p>
      <text:p text:style-name="P5">So a “float” is a floating-point number. This is a different way for computers to deal with numbers <text:soft-page-break/>when they are integers. A float can have any real numerical value, and the decimal point can “float” around to any position. We could have a really small number like 0.0001, or a really big number like 6.02 times 10 to the twenty-third power. In python, we can write this as “6.02e23” where the “e” stands for “exponent”, just like it would on most calculators. Let’s try this back in the shell.</text:p>
      <text:p text:style-name="P5"/>
      <text:p text:style-name="P5">[Cut to Thonny]</text:p>
      <text:p text:style-name="P5">So let’s type in “6.02e23” and hit Enter. We see the value printed back to us, but now with a + between the e and the exponent value of 23. This is python’s standard for exponents, but you can always leave out the sign and python will assume it’s a positive exponent. We can put in a negative exponent, like “1e-4” and rather than print back what we wrote, python just applies the exponent as the number can be expressed with just a few digits. If we made a much tinier number like “1e-10”, we can see that python would rather not print out all those zeros, so it keeps the number in exponential form. Just like how a calculator usually has a maximum number of digits it will display, so does the python shell, but it’s a little less consistent. You can try different big and little numbers and see whether python prints them as a plain decimal value or as an exponential value. Also floating point numbers have a limit to their precision. You can’t have pi with infinite digits, as we can see here if we type in pi to 20 places, python will cut it off at 15 places. But 15 places is going to be good enough for most things, so that’s what we can use for floating-point math in python and still be OK.</text:p>
      <text:p text:style-name="P5"/>
      <text:p text:style-name="P5">[Cut back to “What are the other built-in types?”]</text:p>
      <text:p text:style-name="P5">So these are all the primitive types for python, and really strings aren’t that primitive as they have a sequence of characters and not just a single value. Other built-in types in python include “list” and “set” and other ways of dealing with multiple values as a single object. We’ll get into each of these eventually, but for now we have come to the end of this lesson.</text:p>
      <text:p text:style-name="P5"/>
      <text:p text:style-name="P6">[slide: Thanks/Patreon]</text:p>
      <text:p text:style-name="Standard"><text:span text:style-name="T1">I want to thank you for continuing to watch th</text:span>is<text:span text:style-name="T1"> series, and I can’t wait for you to see the next lesson. [build] If you aren’t already subscribed to my channel, make sure you do that now and click the bell to be notified when the next video comes out. If you want to support my channel more directly, [build] you could become a member here on YouTube [build] or join our Patreon community, like the people you see here. Members and patrons get to see all my videos before they are released ad-free, along with other nice little perks. Thanks for watching and I’ll see you again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5-03-24T22:50:46.442374018</dc:date>
    <meta:editing-duration>PT4H34M27S</meta:editing-duration>
    <meta:editing-cycles>18</meta:editing-cycles>
    <meta:document-statistic meta:table-count="0" meta:image-count="0" meta:object-count="0" meta:page-count="7" meta:paragraph-count="65" meta:word-count="4991" meta:character-count="26475" meta:non-whitespace-character-count="21541"/>
  </office:meta>
</office:document-meta>
</file>